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8881663263350329539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4523892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499257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502583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8713115090181690863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8249863553027134145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694498846725131324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8477429862302210676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385408521855744883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6034527851249642624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5798187499363529066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3607625181963816404" text:style-name="L9">
        <text:list-item>
          <text:list>
            <text:list-header>
              <text:p text:style-name="P51">2.3 miles on a 535 m hilly loop in Greendale Cemetery averaging 10:40/mile</text:p>
              <text:p text:style-name="P51">Sum of ascents on the 2.33 mile run: 160 feet </text:p>
              <text:p text:style-name="P51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22T14:30:20.85</dc:date>
    <dc:creator>James  Lombardi</dc:creator>
    <meta:editing-duration>P8DT13H52M45S</meta:editing-duration>
    <meta:editing-cycles>758</meta:editing-cycles>
    <meta:generator>OpenOffice/4.1.2$Win32 OpenOffice.org_project/412m3$Build-9782</meta:generator>
    <meta:document-statistic meta:table-count="0" meta:image-count="0" meta:object-count="0" meta:page-count="30" meta:paragraph-count="779" meta:word-count="9797" meta:character-count="49038"/>
  </office:meta>
</office:document-meta>
</file>